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634" officeooo:paragraph-rsid="00059634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59634" officeooo:paragraph-rsid="0005963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9634" officeooo:paragraph-rsid="00059634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4pt" officeooo:rsid="00059634" officeooo:paragraph-rsid="0005963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o 1 de Criptografía 2016</text:p>
      <text:p text:style-name="P1"/>
      <text:p text:style-name="P2">Ejercicios Elegidos para el Practico Final:</text:p>
      <text:p text:style-name="P1"/>
      <text:p text:style-name="P4">1) Ud. intercepta un mensaje escrito por alguien que Ud. sabe esta usando un Código Hill 3 x 3.</text:p>
      <text:p text:style-name="P4">El mensaje interceptado es:</text:p>
      <text:p text:style-name="P4"/>
      <text:p text:style-name="P4">XFW SRG YAY XTM LKD UZI CHI SXK ÑDE RIS ÑKL LBU NTB EJB OBB UTO AUY</text:p>
      <text:p text:style-name="P4"/>
      <text:p text:style-name="P4">Un colaborador suyo encuentra en el lugar de transmisión la primera parte del mensaje, que comienza:</text:p>
      <text:p text:style-name="P4"/>
      <text:p text:style-name="P4">NOS DESCUBRIE</text:p>
      <text:p text:style-name="P4"/>
      <text:p text:style-name="P4">¿Que dice el resto del mensaje?</text:p>
      <text:p text:style-name="P4"/>
      <text:p text:style-name="P4"/>
      <text:p text:style-name="P4">6) Tomar alguno (o varios, si quiere) de los S-boxes de Serpent (leer el paper en mi pagina) y encontrar una representación del mismo con operaciones booleanas.</text:p>
      <text:p text:style-name="P4"/>
      <text:p text:style-name="P4"/>
      <text:p text:style-name="P4">7) Escribir un programa que tome como input un S-box y le calcule la tabla de diferencias y la máxima diferencia. Usar este programa con los S-boxes de Serp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4:15:56.311000000</meta:creation-date>
    <dc:date>2017-03-01T14:23:03.161000000</dc:date>
    <meta:editing-duration>PT7M8S</meta:editing-duration>
    <meta:editing-cycles>1</meta:editing-cycles>
    <meta:document-statistic meta:table-count="0" meta:image-count="0" meta:object-count="0" meta:page-count="1" meta:paragraph-count="10" meta:word-count="131" meta:character-count="727" meta:non-whitespace-character-count="606"/>
    <meta:generator>LibreOffice/5.2.4.2$Windows_X86_64 LibreOffice_project/3d5603e1122f0f102b62521720ab13a38a4e0eb0</meta:generator>
  </office:meta>
</office:document-meta>
</file>